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107"/>
    <style:style style:name="ce4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8.024cm" svg:y="2.018cm">
            <draw:object draw:notify-on-update-of-ranges="Feuille1.D1:Feuille1.D1 Feuille1.D2:Feuille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row table:style-name="ro1">
          <table:table-cell table:style-name="Default" office:value-type="string" calcext:value-type="string">
            <text:p>Commande (N)</text:p>
          </table:table-cell>
          <table:table-cell table:style-name="Default" office:value-type="string" calcext:value-type="string">
            <text:p>Coût de lancement (Pl)</text:p>
          </table:table-cell>
          <table:table-cell table:style-name="Default" office:value-type="string" calcext:value-type="string">
            <text:p>Coût entretien (Pe)</text:p>
          </table:table-cell>
          <table:table-cell table:style-name="ce4" office:value-type="string" calcext:value-type="string">
            <text:p>C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4.4*[.A2]" office:value-type="float" office:value="24.4" calcext:value-type="float">
            <text:p>24,40</text:p>
          </table:table-cell>
          <table:table-cell table:formula="of:=(11700*0.15)/(2*[.A2])" office:value-type="float" office:value="877.5" calcext:value-type="float">
            <text:p>877,500</text:p>
          </table:table-cell>
          <table:table-cell table:formula="of:=[.B2]+[.C2]" office:value-type="float" office:value="901.9" calcext:value-type="float">
            <text:p>901,9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4.4*[.A3]" office:value-type="float" office:value="48.8" calcext:value-type="float">
            <text:p>48,80</text:p>
          </table:table-cell>
          <table:table-cell table:formula="of:=(11700*0.15)/(2*[.A3])" office:value-type="float" office:value="438.75" calcext:value-type="float">
            <text:p>438,750</text:p>
          </table:table-cell>
          <table:table-cell table:formula="of:=[.B3]+[.C3]" office:value-type="float" office:value="487.55" calcext:value-type="float">
            <text:p>487,5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4.4*[.A4]" office:value-type="float" office:value="73.2" calcext:value-type="float">
            <text:p>73,20</text:p>
          </table:table-cell>
          <table:table-cell table:formula="of:=(11700*0.15)/(2*[.A4])" office:value-type="float" office:value="292.5" calcext:value-type="float">
            <text:p>292,500</text:p>
          </table:table-cell>
          <table:table-cell table:formula="of:=[.B4]+[.C4]" office:value-type="float" office:value="365.7" calcext:value-type="float">
            <text:p>365,7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4.4*[.A5]" office:value-type="float" office:value="97.6" calcext:value-type="float">
            <text:p>97,60</text:p>
          </table:table-cell>
          <table:table-cell table:formula="of:=(11700*0.15)/(2*[.A5])" office:value-type="float" office:value="219.375" calcext:value-type="float">
            <text:p>219,375</text:p>
          </table:table-cell>
          <table:table-cell table:formula="of:=[.B5]+[.C5]" office:value-type="float" office:value="316.975" calcext:value-type="float">
            <text:p>316,97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4.4*[.A6]" office:value-type="float" office:value="122" calcext:value-type="float">
            <text:p>122,00</text:p>
          </table:table-cell>
          <table:table-cell table:formula="of:=(11700*0.15)/(2*[.A6])" office:value-type="float" office:value="175.5" calcext:value-type="float">
            <text:p>175,500</text:p>
          </table:table-cell>
          <table:table-cell table:formula="of:=[.B6]+[.C6]" office:value-type="float" office:value="297.5" calcext:value-type="float">
            <text:p>297,5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4.4*[.A7]" office:value-type="float" office:value="146.4" calcext:value-type="float">
            <text:p>146,40</text:p>
          </table:table-cell>
          <table:table-cell table:formula="of:=(11700*0.15)/(2*[.A7])" office:value-type="float" office:value="146.25" calcext:value-type="float">
            <text:p>146,250</text:p>
          </table:table-cell>
          <table:table-cell table:formula="of:=[.B7]+[.C7]" office:value-type="float" office:value="292.65" calcext:value-type="float">
            <text:p>292,65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4.4*[.A8]" office:value-type="float" office:value="170.8" calcext:value-type="float">
            <text:p>170,80</text:p>
          </table:table-cell>
          <table:table-cell table:formula="of:=(11700*0.15)/(2*[.A8])" office:value-type="float" office:value="125.357142857143" calcext:value-type="float">
            <text:p>125,357</text:p>
          </table:table-cell>
          <table:table-cell table:formula="of:=[.B8]+[.C8]" office:value-type="float" office:value="296.157142857143" calcext:value-type="float">
            <text:p>296,15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24.4*[.A9]" office:value-type="float" office:value="195.2" calcext:value-type="float">
            <text:p>195,20</text:p>
          </table:table-cell>
          <table:table-cell table:formula="of:=(11700*0.15)/(2*[.A9])" office:value-type="float" office:value="109.6875" calcext:value-type="float">
            <text:p>109,688</text:p>
          </table:table-cell>
          <table:table-cell table:formula="of:=[.B9]+[.C9]" office:value-type="float" office:value="304.8875" calcext:value-type="float">
            <text:p>304,8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24.4*[.A10]" office:value-type="float" office:value="219.6" calcext:value-type="float">
            <text:p>219,60</text:p>
          </table:table-cell>
          <table:table-cell table:formula="of:=(11700*0.15)/(2*[.A10])" office:value-type="float" office:value="97.5" calcext:value-type="float">
            <text:p>97,500</text:p>
          </table:table-cell>
          <table:table-cell table:formula="of:=[.B10]+[.C10]" office:value-type="float" office:value="317.1" calcext:value-type="float">
            <text:p>317,100</text:p>
          </table:table-cell>
          <table:table-cell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6:52:04.012091341</meta:creation-date>
    <meta:generator>LibreOffice/7.3.6.2$Linux_X86_64 LibreOffice_project/30$Build-2</meta:generator>
    <dc:date>2022-09-28T17:02:00.074678614</dc:date>
    <meta:editing-duration>PT9M56S</meta:editing-duration>
    <meta:editing-cycles>3</meta:editing-cycles>
    <meta:document-statistic meta:table-count="1" meta:cell-count="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3cm" svg:y="3.817cm" style:legend-expansion="custom" svg:width="3.436cm" svg:height="1.096cm" style:legend-expansion-aspect-ratio="3.13503649635036" chart:style-name="ch2"/>
        <chart:plot-area chart:style-name="ch3" table:cell-range-address="Feuille1.D1:Feuille1.D10" chart:data-source-has-labels="row" svg:x="0.32cm" svg:y="0.178cm" svg:width="13.565cm" svg:height="8.639cm">
          <chart:coordinate-region svg:x="1.973cm" svg:y="0.377cm" svg:width="11.818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D2:Feuille1.D10" chart:label-cell-address="Feuille1.D1:Feuille1.D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1.9">
                <text:p>901.9</text:p>
                <draw:g>
                  <svg:desc>Feuille1.D2:Feuille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7.55">
                <text:p>487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5.7">
                <text:p>36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.975">
                <text:p>316.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7.5">
                <text:p>29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.65">
                <text:p>292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6.157142857143">
                <text:p>296.1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.8875">
                <text:p>304.8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7.1">
                <text:p>317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